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магазин привезли платья трёх цветов и трёх фасонов. Можно ли выбрать для витрины 3 платья, чтобы были представлены все цвета и фасоны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2-15T20:18:04.379695138</dc:date>
    <meta:editing-duration>PT4M18S</meta:editing-duration>
    <meta:editing-cycles>6</meta:editing-cycles>
    <meta:generator>LibreOffice/6.1.3.2$Linux_X86_64 LibreOffice_project/10$Build-2</meta:generator>
    <meta:document-statistic meta:table-count="0" meta:image-count="0" meta:object-count="0" meta:page-count="1" meta:paragraph-count="1" meta:word-count="23" meta:character-count="136" meta:non-whitespace-character-count="114"/>
  </office:meta>
</office:document-meta>
</file>